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Start the app (every time)</text:p>
      <text:p text:style-name="Standard">```bash</text:p>
      <text:p text:style-name="Standard">cd /home/neeraj/Desktop/Janhavi/brent_spence_bridge</text:p>
      <text:p text:style-name="Standard">docker compose up -d</text:p>
      <text:p text:style-name="Standard">```</text:p>
      <text:p text:style-name="Standard">- Frontend: http://localhost:3000</text:p>
      <text:p text:style-name="Standard">- Backend: http://localhost:5001</text:p>
      <text:p text:style-name="Standard"/>
      <text:p text:style-name="Standard">### Verify it’s up</text:p>
      <text:p text:style-name="Standard">```bash</text:p>
      <text:p text:style-name="Standard">curl -fsS http://localhost:5001/ || true</text:p>
      <text:p text:style-name="Standard">docker compose ps</text:p>
      <text:p text:style-name="Standard">```</text:p>
      <text:p text:style-name="Standard"/>
      <text:p text:style-name="Standard">### Optional: initialize or reset the database</text:p>
      <text:p text:style-name="Standard">Warning: this DROPS and recreates the DB.</text:p>
      <text:p text:style-name="Standard">```bash</text:p>
      <text:p text:style-name="Standard">docker exec brent-backend python init_db.py</text:p>
      <text:p text:style-name="Standard">```</text:p>
      <text:p text:style-name="Standard"/>
      <text:p text:style-name="Standard">### View logs (useful if something fails)</text:p>
      <text:p text:style-name="Standard">```bash</text:p>
      <text:p text:style-name="Standard">docker compose logs -f backend</text:p>
      <text:p text:style-name="Standard">docker compose logs -f frontend</text:p>
      <text:p text:style-name="Standard">docker compose logs -f db</text:p>
      <text:p text:style-name="Standard">```</text:p>
      <text:p text:style-name="Standard"/>
      <text:p text:style-name="Standard">### Stop everything when done</text:p>
      <text:p text:style-name="Standard">```bash</text:p>
      <text:p text:style-name="Standard">docker compose down</text:p>
      <text:p text:style-name="Standard">```</text:p>
      <text:p text:style-name="Standard"/>
      <text:p text:style-name="Standard">- MySQL is mapped to host port 3307 (container 3306). No action needed unless you changed ports.</text:p>
      <text:p text:style-name="Standard">- The frontend already calls `http://localhost:5001` from the code.</text:p>
      <text:p text:style-name="Standard"/>
      <text:p text:style-name="Standard">- Changes made earlier:</text:p>
      <text:p text:style-name="Standard"><text:s text:c="2"/>- Updated `docker-compose.yml` to map MySQL `3307:3306`.</text:p>
      <text:p text:style-name="Standard"><text:s text:c="2"/>- Initialized DB once with `init_db.py`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2T11:44:32.873579270</meta:creation-date>
    <dc:date>2025-08-12T11:44:55.103794047</dc:date>
    <meta:editing-duration>PT22S</meta:editing-duration>
    <meta:editing-cycles>1</meta:editing-cycles>
    <meta:document-statistic meta:table-count="0" meta:image-count="0" meta:object-count="0" meta:page-count="1" meta:paragraph-count="32" meta:word-count="132" meta:character-count="882" meta:non-whitespace-character-count="778"/>
    <meta:generator>LibreOffice/6.4.7.2$Linux_X86_64 LibreOffice_project/40$Build-2</meta:generator>
  </office:meta>
</office:document-meta>
</file>